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3" svg:font-family="CIDFont+F3" style:font-family-generic="roman" style:font-pitch="variable"/>
    <style:font-face style:name="CIDFont+F6" svg:font-family="CIDFont+F6" style:font-family-generic="roman" style:font-pitch="variable"/>
    <style:font-face style:name="CIDFont+F8" svg:font-family="CIDFont+F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14b4bb" officeooo:paragraph-rsid="0014b4bb"/>
    </style:style>
    <style:style style:name="P2" style:family="paragraph" style:parent-style-name="Standard">
      <style:text-properties officeooo:rsid="0014b4bb" officeooo:paragraph-rsid="0014b4bb"/>
    </style:style>
    <style:style style:name="P3" style:family="paragraph" style:parent-style-name="Standard">
      <style:paragraph-properties fo:text-align="start" style:justify-single-word="false"/>
      <style:text-properties officeooo:rsid="0014b4bb" officeooo:paragraph-rsid="0014b4b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4b4bb"/>
    </style:style>
    <style:style style:name="P6" style:family="paragraph" style:parent-style-name="Standard">
      <style:text-properties officeooo:paragraph-rsid="0014b4bb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3895" officeooo:paragraph-rsid="00153895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style:font-name="CIDFont+F3" fo:font-size="12pt" style:font-size-asian="12pt"/>
    </style:style>
    <style:style style:name="T2" style:family="text">
      <style:text-properties style:font-name="CIDFont+F3" fo:font-size="12pt" officeooo:rsid="0014b4bb" style:font-size-asian="12pt"/>
    </style:style>
    <style:style style:name="T3" style:family="text">
      <style:text-properties style:font-name="CIDFont+F6" fo:font-size="12pt" style:font-size-asian="12pt"/>
    </style:style>
    <style:style style:name="T4" style:family="text">
      <style:text-properties style:font-name="CIDFont+F6" fo:font-size="12pt" officeooo:rsid="0014b4bb" style:font-size-asian="12pt"/>
    </style:style>
    <style:style style:name="T5" style:family="text">
      <style:text-properties officeooo:rsid="0014b4bb"/>
    </style:style>
    <style:style style:name="T6" style:family="text">
      <style:text-properties style:font-name="CIDFont+F8" fo:font-size="12pt" style:font-size-asian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1 - </text:span><text:span text:style-name="T1">Problema "negativos"</text:span></text:p>
      <text:p text:style-name="P4"><text:span text:style-name="T3">Faça um programa que leia um número inteiro positivo N (máximo = 10) e depois N números inteiros</text:span><text:span text:style-name="T3"/></text:p>
      <text:p text:style-name="P2"><text:span text:style-name="T3">e armazene-os em um vetor. Em seguida, mostrar na tela todos os números negativos lidos.</text:span></text:p>
      <text:p text:style-name="P2"><text:span text:style-name="T3"/></text:p>
      <text:p text:style-name="P6"><text:span text:style-name="T4">2 - </text:span><text:span text:style-name="T1">Problema "soma_vetor"</text:span></text:p>
      <text:p text:style-name="P4"><text:span text:style-name="T3">Faça um programa que leia N números reais e armazene-os em um vetor. Em seguida:</text:span><text:span text:style-name="T3"/></text:p>
      <text:p text:style-name="P4"><text:span text:style-name="T3">- Imprimir todos os elementos do vetor</text:span><text:span text:style-name="T3"/></text:p>
      <text:p text:style-name="P2"><text:span text:style-name="T3">- Mostrar na tela a soma e a média dos elementos do vetor</text:span></text:p>
      <text:p text:style-name="P2"><text:span text:style-name="T3"/></text:p>
      <text:p text:style-name="P6"><text:span text:style-name="T4">3 - </text:span><text:span text:style-name="T1">Problema "alturas"</text:span></text:p>
      <text:p text:style-name="P4"><text:span text:style-name="T3">Fazer um programa para ler nome, idade e altura de N pessoas, conforme exemplo. Depois, mostrar natela a altura média das pessoas, e mostrar também a porcentagem de pessoas com menos de 16 anos,</text:span><text:span text:style-name="T4">bem como os nomes dessas pessoas caso houver.</text:span><text:span text:style-name="T3"/></text:p>
      <text:p text:style-name="P2"><text:span text:style-name="T3"/></text:p>
      <text:p text:style-name="P6"><text:span text:style-name="T4">4 - </text:span><text:span text:style-name="T1">Problema "numeros_pares"</text:span></text:p>
      <text:p text:style-name="P4"><text:span text:style-name="T3">Faça um programa que leia N números inteiros e armazene-os em um vetor. Em seguida, mostre na</text:span><text:span text:style-name="T3"/></text:p>
      <text:p text:style-name="P2"><text:span text:style-name="T3">tela todos os números pares, e também a quantidade de números pares.</text:span></text:p>
      <text:p text:style-name="P2"><text:span text:style-name="T3"/></text:p>
      <text:p text:style-name="P6"><text:span text:style-name="T4">5 - </text:span><text:span text:style-name="T1">Problema "maior_posicao"</text:span></text:p>
      <text:p text:style-name="P4"><text:span text:style-name="T3">Faça um programa que leia N números reais e armazene-os em um vetor. Em seguida, mostrar na tela o maior número do vetor (supor não haver empates). Mostrar também a posição do maior elemento, </text:span><text:span text:style-name="T4">considerando a primeira posição como 0 (zero).</text:span><text:span text:style-name="T3"/></text:p>
      <text:p text:style-name="P4"><text:span text:style-name="T4"/></text:p>
      <text:p text:style-name="P5"><text:span text:style-name="T4">6 - </text:span><text:span text:style-name="T2">Problema "soma_vetores"</text:span><text:span text:style-name="T3"/></text:p>
      <text:p text:style-name="P4"><text:span text:style-name="T3">Faça um programa para ler dois vetores A e B, contendo N elementos cada. Em seguida, gere um</text:span><text:span text:style-name="T3"/></text:p>
      <text:p text:style-name="P4"><text:span text:style-name="T3">terceiro vetor C onde cada elemento de C é a soma dos elementos correspondentes de A e B. Imprima </text:span><text:span text:style-name="T4">o vetor C gerado.</text:span><text:span text:style-name="T3"/></text:p>
      <text:p text:style-name="P4"><text:span text:style-name="T4"/></text:p>
      <text:p text:style-name="P5"><text:span text:style-name="T4">7 - </text:span><text:span text:style-name="T2">Problema "abaixo_da_media"</text:span><text:span text:style-name="T3"/></text:p>
      <text:p text:style-name="P4"><text:span text:style-name="T3">Fazer um programa para ler um número inteiro N e depois um vetor de N números reais. Em seguida,mostrar na tela a média aritmética de todos elementos com três casas decimais. Depois mostrar todos </text:span><text:span text:style-name="T4">os elementos do vetor que estejam abaixo da média, com uma casa decimal cada.</text:span><text:span text:style-name="T3"/></text:p>
      <text:p text:style-name="P4"><text:span text:style-name="T4"/></text:p>
      <text:p text:style-name="P5"><text:span text:style-name="T4">8 - </text:span><text:span text:style-name="T2">Problema "media_pares "</text:span><text:span text:style-name="T3"/></text:p>
      <text:p text:style-name="P4"><text:span text:style-name="T3">Fazer um programa para ler um vetor de N números inteiros. Em seguida, mostrar na tela a média</text:span><text:span text:style-name="T3"/></text:p>
      <text:p text:style-name="P4"><text:span text:style-name="T3">aritmética somente dos números pares lidos, com uma casa decimal. Se nenhum número par for</text:span><text:span text:style-name="T3"/></text:p>
      <text:p text:style-name="P3"><text:span text:style-name="T3">digitado, mostrar a mensagem "NENHUM NUMERO PAR"</text:span><text:span text:style-name="T3"/></text:p>
      <text:p text:style-name="P3"><text:span text:style-name="T4"/></text:p>
      <text:p text:style-name="P5"><text:span text:style-name="T4">9 - </text:span><text:span text:style-name="T1">Problema "mais_velho"</text:span><text:span text:style-name="T3"/></text:p>
      <text:p text:style-name="P4"><text:span text:style-name="T3">Fazer um programa para ler um conjunto de nomes de pessoas e suas respectivas idades. Os nomes</text:span><text:span text:style-name="T3"/></text:p>
      <text:p text:style-name="P4"><text:span text:style-name="T3">devem ser armazenados em um vetor, e as idades em um outro vetor. Depois, mostrar na tela o nome </text:span><text:span text:style-name="T4">da pessoa mais velha.</text:span><text:span text:style-name="T3"/></text:p>
      <text:p text:style-name="P4"><text:span text:style-name="T4"/></text:p>
      <text:p text:style-name="P5"><text:span text:style-name="T4">10 - </text:span><text:span text:style-name="T1">Problema "aprovados"</text:span><text:span text:style-name="T3"/></text:p>
      <text:p text:style-name="P4"><text:span text:style-name="T3">Fazer um programa para ler um conjunto de N nomes de alunos, bem como as notas que eles tiraramno 1º e 2º semestres. Cada uma dessas informações deve ser armazenada em um vetor. Depois, imprimir os nomes dos alunos aprovados, considerando aprovados aqueles cuja média das notas seja maior ou </text:span><text:span text:style-name="T4">igual a 6.0 (seis).</text:span><text:span text:style-name="T3"/></text:p>
      <text:p text:style-name="P4"><text:span text:style-name="T4"/></text:p>
      <text:p text:style-name="P5"><text:span text:style-name="T4">11 - </text:span><text:span text:style-name="T1">Problema "dados_pessoas"</text:span><text:span text:style-name="T3"/></text:p>
      <text:p text:style-name="P4"><text:soft-page-break/><text:span text:style-name="T3">Tem-se um conjunto de dados contendo a altura e o gênero (M, F) de N pessoas. Fazer um programaque calcule e escreva a maior e a menor altura do grupo, a média de altura das mulheres, e o número </text:span><text:span text:style-name="T4">de homens.</text:span><text:span text:style-name="T3"/></text:p>
      <text:p text:style-name="P4"><text:span text:style-name="T4"/></text:p>
      <text:p text:style-name="P5"><text:span text:style-name="T4">12 - </text:span><text:span text:style-name="T1">Problema "comerciante"</text:span><text:span text:style-name="T3"/></text:p>
      <text:p text:style-name="P4"><text:span text:style-name="T3">Um comerciante deseja fazer o levantamento do lucro das mercadorias que ele comercializa. Para isto, mandou digitar um conjunto de N mercadorias, cada uma contendo nome, preço de compra e preço de</text:span><text:span text:style-name="T4"> </text:span><text:span text:style-name="T3">venda das mesmas. Fazer um programa que leia tais dados e determine e escreva quantas mercadorias</text:span><text:span text:style-name="T3"/></text:p>
      <text:p text:style-name="P4"><text:span text:style-name="T3">proporcionaram:</text:span><text:span text:style-name="T3"/></text:p>
      <text:p text:style-name="P4"><text:span text:style-name="T6"> </text:span><text:span text:style-name="T3">lucro &lt; 10%</text:span><text:span text:style-name="T3"/></text:p>
      <text:p text:style-name="P4"><text:span text:style-name="T6"> </text:span><text:span text:style-name="T3">10% ≤ lucro ≤ 20%</text:span><text:span text:style-name="T3"/></text:p>
      <text:p text:style-name="P4"><text:span text:style-name="T6"> </text:span><text:span text:style-name="T3">lucro &gt; 20%</text:span><text:span text:style-name="T3"/></text:p>
      <text:p text:style-name="P4"><text:span text:style-name="T3">Determine e escreva também o valor total de compra e de venda de todas as mercadorias, assim como</text:span><text:span text:style-name="T3"/></text:p>
      <text:p text:style-name="P3"><text:span text:style-name="T3">o lucro total.</text:span><text:span text:style-name="T3"/></text:p>
      <text:p text:style-name="P3"><text:span text:style-name="T3"/></text:p>
      <text:p text:style-name="P7"><text:span text:style-name="T3">resumo</text:span></text:p>
      <text:p text:style-name="P3"><text:span text:style-name="T3"/></text:p>
      <text:h text:style-name="P1" text:outline-level="3"><text:span text:style-name="T3">Problemas de Programação:</text:span><text:span text:style-name="T3"/></text:h>
      <text:list text:style-name="L1">
        <text:list-item>
          <text:p text:style-name="P8"><text:span text:style-name="Strong_20_Emphasis">Problema "negativos"</text:span><text:line-break/>Escreva um programa que leia um número inteiro positivo NNN (máximo = 10) e depois NNN números inteiros. Armazene-os em um vetor e, em seguida, exiba todos os números negativos lidos.<text:span text:style-name="T3"/></text:p>
        </text:list-item>
        <text:list-item>
          <text:p text:style-name="P8"><text:span text:style-name="Strong_20_Emphasis">Problema "soma_vetor"</text:span><text:line-break/>Escreva um programa que leia NNN números reais e os armazene em um vetor. Em seguida, o programa deve:<text:span text:style-name="T3"/></text:p>
          <text:list>
            <text:list-item>
              <text:p text:style-name="P9">Imprimir todos os elementos do vetor.<text:span text:style-name="T3"/></text:p>
            </text:list-item>
            <text:list-item>
              <text:p text:style-name="P9">Exibir a soma e a média dos elementos do vetor.<text:span text:style-name="T3"/></text:p>
            </text:list-item>
          </text:list>
        </text:list-item>
        <text:list-item>
          <text:p text:style-name="P8"><text:span text:style-name="Strong_20_Emphasis">Problema "alturas"</text:span><text:line-break/>Crie um programa para ler nome, idade e altura de NNN pessoas. Depois, o programa deve:<text:span text:style-name="T3"/></text:p>
          <text:list>
            <text:list-item>
              <text:p text:style-name="P9">Calcular e mostrar a altura média das pessoas.<text:span text:style-name="T3"/></text:p>
            </text:list-item>
            <text:list-item>
              <text:p text:style-name="P9">Calcular e exibir a porcentagem de pessoas com menos de 16 anos, bem como os nomes dessas pessoas, caso haja.<text:span text:style-name="T3"/></text:p>
            </text:list-item>
          </text:list>
        </text:list-item>
        <text:list-item>
          <text:p text:style-name="P8"><text:span text:style-name="Strong_20_Emphasis">Problema "numeros_pares"</text:span><text:line-break/>Escreva um programa que leia NNN números inteiros e os armazene em um vetor. O programa deve, em seguida, mostrar todos os números pares e também a quantidade total de números pares.<text:span text:style-name="T3"/></text:p>
        </text:list-item>
        <text:list-item>
          <text:p text:style-name="P8"><text:span text:style-name="Strong_20_Emphasis">Problema "maior_posicao"</text:span><text:line-break/>Crie um programa para ler NNN números reais e armazená-los em um vetor. O programa deve então:<text:span text:style-name="T3"/></text:p>
          <text:list>
            <text:list-item>
              <text:p text:style-name="P9">Exibir o maior número do vetor (supondo que não há empates).<text:span text:style-name="T3"/></text:p>
            </text:list-item>
            <text:list-item>
              <text:p text:style-name="P9">Exibir a posição do maior número, considerando que a primeira posição é 0 (zero).<text:span text:style-name="T3"/></text:p>
            </text:list-item>
          </text:list>
        </text:list-item>
        <text:list-item>
          <text:p text:style-name="P8"><text:span text:style-name="Strong_20_Emphasis">Problema "soma_vetores"</text:span><text:line-break/>Escreva um programa para ler dois vetores AAA e BBB, contendo NNN elementos cada. <text:soft-page-break/>Em seguida, o programa deve gerar um terceiro vetor CCC onde cada elemento de CCC é a soma dos elementos correspondentes de AAA e BBB. Por fim, imprima o vetor CCC gerado.<text:span text:style-name="T3"/></text:p>
        </text:list-item>
        <text:list-item>
          <text:p text:style-name="P8"><text:span text:style-name="Strong_20_Emphasis">Problema "abaixo_da_media"</text:span><text:line-break/>Escreva um programa para ler um número inteiro NNN e depois um vetor de NNN números reais. O programa deve:<text:span text:style-name="T3"/></text:p>
          <text:list>
            <text:list-item>
              <text:p text:style-name="P9">Exibir a média aritmética de todos os elementos com três casas decimais.<text:span text:style-name="T3"/></text:p>
            </text:list-item>
            <text:list-item>
              <text:p text:style-name="P9">Exibir todos os elementos do vetor que estejam abaixo da média, com uma casa decimal cada.<text:span text:style-name="T3"/></text:p>
            </text:list-item>
          </text:list>
        </text:list-item>
        <text:list-item>
          <text:p text:style-name="P8"><text:span text:style-name="Strong_20_Emphasis">Problema "media_pares"</text:span><text:line-break/>Crie um programa para ler um vetor de NNN números inteiros. O programa deve calcular e exibir a média aritmética somente dos números pares lidos, com uma casa decimal. Se nenhum número par for digitado, o programa deve exibir a mensagem "NENHUM NUMERO PAR".<text:span text:style-name="T3"/></text:p>
        </text:list-item>
        <text:list-item>
          <text:p text:style-name="P8"><text:span text:style-name="Strong_20_Emphasis">Problema "mais_velho"</text:span><text:line-break/>Escreva um programa para ler um conjunto de nomes de pessoas e suas respectivas idades. Os nomes devem ser armazenados em um vetor e as idades em outro vetor. O programa deve, então, exibir o nome da pessoa mais velha.<text:span text:style-name="T3"/></text:p>
        </text:list-item>
        <text:list-item>
          <text:p text:style-name="P8"><text:span text:style-name="Strong_20_Emphasis">Problema "aprovados"</text:span><text:line-break/>Crie um programa para ler um conjunto de NNN nomes de alunos e suas notas nos 1º e 2º semestres. Cada informação deve ser armazenada em um vetor. O programa deve, então, imprimir os nomes dos alunos aprovados, considerando aprovados aqueles cuja média das notas seja maior ou igual a 6.0.<text:span text:style-name="T3"/></text:p>
        </text:list-item>
        <text:list-item>
          <text:p text:style-name="P8"><text:span text:style-name="Strong_20_Emphasis">Problema "dados_pessoas"</text:span><text:line-break/>Tem-se um conjunto de dados contendo a altura e o gênero (M, F) de NNN pessoas. Crie um programa que calcule e escreva:<text:span text:style-name="T3"/></text:p>
        </text:list-item>
      </text:list>
      <text:list text:style-name="L2">
        <text:list-item>
          <text:p text:style-name="P11">A maior e a menor altura do grupo.<text:span text:style-name="T3"/></text:p>
        </text:list-item>
        <text:list-item>
          <text:p text:style-name="P11">A média de altura das mulheres.<text:span text:style-name="T3"/></text:p>
        </text:list-item>
        <text:list-item>
          <text:p text:style-name="P10">O número total de homens.<text:span text:style-name="T3"/></text:p>
        </text:list-item>
      </text:list>
      <text:list text:style-name="L3">
        <text:list-item>
          <text:p text:style-name="P12"><text:span text:style-name="Strong_20_Emphasis">Problema "comerciante"</text:span><text:line-break/>Um comerciante deseja fazer o levantamento do lucro das mercadorias que comercializa. Para isso, crie um programa que leia um conjunto de NNN mercadorias, onde cada mercadoria tem um nome, preço de compra e preço de venda. O programa deve determinar e escrever quantas mercadorias proporcionaram:<text:span text:style-name="T3"/></text:p>
        </text:list-item>
      </text:list>
      <text:list text:style-name="L4">
        <text:list-item>
          <text:p text:style-name="P14">Lucro menor que 10%.<text:span text:style-name="T3"/></text:p>
        </text:list-item>
        <text:list-item>
          <text:p text:style-name="P14">Lucro entre 10% e 20%.<text:span text:style-name="T3"/></text:p>
        </text:list-item>
        <text:list-item>
          <text:p text:style-name="P14">Lucro superior a 20%. Além disso, o programa deve calcular e exibir:<text:span text:style-name="T3"/></text:p>
        </text:list-item>
        <text:list-item>
          <text:p text:style-name="P14">O valor total de compra de todas as mercadorias.<text:span text:style-name="T3"/></text:p>
        </text:list-item>
        <text:list-item>
          <text:p text:style-name="P14">O valor total de venda de todas as mercadorias.<text:span text:style-name="T3"/></text:p>
        </text:list-item>
        <text:list-item>
          <text:p text:style-name="P13">O lucro total.<text:span text:style-name="T3"/></text:p>
        </text:list-item>
      </text:list>
      <text:p text:style-name="P3"><text:span text:style-name="T3"/></text:p>
      <text:p text:style-name="P3"><text:span text:style-name="T3"/></text:p>
      <text:p text:style-name="P2"><text:span text:style-name="T3"/></text:p>
      <text:p text:style-name="P2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3" svg:font-family="CIDFont+F3" style:font-family-generic="roman" style:font-pitch="variable"/>
    <style:font-face style:name="CIDFont+F6" svg:font-family="CIDFont+F6" style:font-family-generic="roman" style:font-pitch="variable"/>
    <style:font-face style:name="CIDFont+F8" svg:font-family="CIDFont+F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8:31:25.989000000</meta:creation-date>
    <dc:date>2024-11-13T18:39:32.074000000</dc:date>
    <meta:editing-duration>PT8M7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69" meta:word-count="1176" meta:character-count="6608" meta:non-whitespace-character-count="5530"/>
  </office:meta>
</office:document-meta>
</file>